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0d063f" officeooo:paragraph-rsid="000d063f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468ec" officeooo:paragraph-rsid="001468ec"/>
    </style:style>
    <style:style style:name="P7" style:family="paragraph" style:parent-style-name="Azione_20_attore">
      <style:text-properties officeooo:rsid="000d063f" officeooo:paragraph-rsid="000d063f"/>
    </style:style>
    <style:style style:name="P8" style:family="paragraph" style:parent-style-name="Azione_20_attore">
      <style:text-properties officeooo:paragraph-rsid="000d063f"/>
    </style:style>
    <style:style style:name="P9" style:family="paragraph" style:parent-style-name="Azione_20_sistema">
      <style:text-properties officeooo:rsid="000d063f" officeooo:paragraph-rsid="000d063f"/>
    </style:style>
    <style:style style:name="P10" style:family="paragraph" style:parent-style-name="Azione_20_sistema">
      <style:text-properties officeooo:rsid="000ecb4d" officeooo:paragraph-rsid="000d063f"/>
    </style:style>
    <style:style style:name="P11" style:family="paragraph" style:parent-style-name="Azione_20_sistema">
      <style:text-properties officeooo:rsid="000ecb4d" officeooo:paragraph-rsid="000ecb4d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3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cc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Rinuncia <text:span text:style-name="T5">idoneità</text:span>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1)</text:span><text:span text:style-name="T3">Autenticazione</text:span> effettuata con i rel<text:span text:style-name="T3">a</text:span>tivi permessi di visualizzazioni dati personali</text:p>
            <text:p text:style-name="P6">2)Il bando <text:span text:style-name="T5">è stato pubblicato e l'utente risulta idone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47023" text:style-name="Numerazione_20_UC">
              <text:list-item text:start-value="1">
                <text:p text:style-name="P7"><text:span text:style-name="T5">Il genitore</text:span> accede alla pagina <text:span text:style-name="T4">del proprio profilo</text:span>.</text:p>
                <text:p text:style-name="P12"/>
              </text:list-item>
              <text:list-item>
                <text:p text:style-name="P9">Il sistema mostra la <text:span text:style-name="T4">sezione e le varie funzioni disponibili</text:span></text:p>
              </text:list-item>
            </text:list>
            <text:list xml:id="list40537935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3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40560955" text:continue-list="list40547023" text:style-name="Numerazione_20_UC">
              <text:list-item>
                <text:p text:style-name="P8"><text:span text:style-name="T1"><text:s/>L'impiegato </text:span><text:span text:style-name="T2">sceglie </text:span><text:span text:style-name="T4">di rinunciare </text:span><text:span text:style-name="T5">all'idoneità</text:span><text:span text:style-name="T4"> di iscrizione all'asilo e inoltra la richiesta</text:span></text:p>
                <text:p text:style-name="P10"/>
              </text:list-item>
              <text:list-item>
                <text:p text:style-name="P11"><text:s/>Il sistema mostra <text:span text:style-name="T4">in ritorno la risposta della richiesta inoltrat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la rispos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Il bando potrebbe <text:span text:style-name="T5">non </text:span>essere stato pubblicato <text:span text:style-name="T5">o l'utente potrebbe risultare non idoneo</text:span>, in quel caso l'utente genitore viene avvisato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Velocità di caricament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6</meta:editing-cycles>
    <meta:generator>LibreOffice/3.6$Windows_x86 LibreOffice_project/da8c1e6-fd468f4-454e206-f42a4a9-143cfd</meta:generator>
    <dc:date>2012-10-19T20:41:04.83</dc:date>
    <meta:document-statistic meta:table-count="1" meta:image-count="0" meta:object-count="0" meta:page-count="1" meta:paragraph-count="19" meta:word-count="113" meta:character-count="775" meta:non-whitespace-character-count="683"/>
  </office:meta>
</office:document-meta>
</file>